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ong The Beach</text:p>
      <text:p text:style-name="Standard"/>
      <text:p text:style-name="Standard">Strophe:</text:p>
      <text:p text:style-name="Standard">I walk along the beach</text:p>
      <text:p text:style-name="Standard">with you</text:p>
      <text:p text:style-name="Standard"/>
      <text:p text:style-name="Standard">I ask you: Is it OK with</text:p>
      <text:p text:style-name="Standard">you and me?</text:p>
      <text:p text:style-name="Standard"/>
      <text:p text:style-name="Standard">I loved you all of the time,</text:p>
      <text:p text:style-name="Standard">you are my sunshine.</text:p>
      <text:p text:style-name="Standard"/>
      <text:p text:style-name="Standard">I__ love you</text:p>
      <text:p text:style-name="Standard">and you love</text:p>
      <text:p text:style-name="Standard"/>
      <text:p text:style-name="Standard">Bridge:</text:p>
      <text:p text:style-name="Standard">me</text:p>
      <text:p text:style-name="Standard">me</text:p>
      <text:p text:style-name="Standard"/>
      <text:p text:style-name="Standard">I gonna give all (loving to you)</text:p>
      <text:p text:style-name="Standard">You gonna give all (loving to me)</text:p>
      <text:p text:style-name="Standard"/>
      <text:p text:style-name="Standard">And we gonna make (love)</text:p>
      <text:p text:style-name="Standard">We gonna make (love)</text:p>
      <text:p text:style-name="Standard"/>
      <text:p text:style-name="Standard">Bridge 2:</text:p>
      <text:p text:style-name="Standard">all night long</text:p>
      <text:p text:style-name="Standard">all night long</text:p>
      <text:p text:style-name="Standard"/>
      <text:p text:style-name="Standard"/>
      <text:p text:style-name="Standard">St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Felix Reinhart</meta:initial-creator>
    <meta:creation-date>2006-03-06T13:00:32</meta:creation-date>
    <dc:creator>Felix Reinhart</dc:creator>
    <dc:date>2009-02-21T11:30:09</dc:date>
    <dc:language>de-DE</dc:language>
    <meta:editing-cycles>4</meta:editing-cycles>
    <meta:editing-duration>PT3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73" meta:character-count="321"/>
  </office:meta>
</office:document-meta>
</file>